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3cm" fo:min-width="11.946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.129cm" svg:height="2.858cm" svg:x="1.508cm" svg:y="1.376cm">
          <draw:text-box>
            <text:p>Marketplace front</text:p>
            <text:p><text:span text:style-name="T1"/></text:p>
            <text:p><text:span text:style-name="T1">Routing: MarketBundle/Resources/Config/routing.yml</text:span></text:p>
            <text:p><text:span text:style-name="T1">Controller: MarketBundle</text:span><text:span text:style-name="T1">/Controller/MarketController.php</text:span></text:p>
            <text:p><text:span text:style-name="T1">View: MarketBundle</text:span><text:span text:style-name="T1">/Views/Market</text:span></text:p>
          </draw:text-box>
        </draw:frame>
        <draw:custom-shape draw:style-name="gr2" draw:text-style-name="P1" xml:id="id1" draw:id="id1" draw:layer="layout" svg:width="9.017cm" svg:height="2.667cm" svg:x="7.731cm" svg:y="4.81cm">
          <text:p text:style-name="P1">Homepage</text:p>
          <text:p text:style-name="P1"><text:span text:style-name="T1">C:indexAction</text:span></text:p>
          <text:p text:style-name="P1"><text:span text:style-name="T1">V:index.html.twig</text:span></text:p>
          <text:p text:style-name="P1"><text:span text:style-name="T1">R: home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8.89cm" svg:height="2.921cm" svg:x="1.127cm" svg:y="12.43cm">
          <text:p text:style-name="P1">Registration Success Page</text:p>
          <text:p text:style-name="P1"><text:span text:style-name="T1">C:register_successAction</text:span></text:p>
          <text:p text:style-name="P1"><text:span text:style-name="T1">V:register_success.html.twi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8.89cm" svg:height="2.921cm" svg:x="11.287cm" svg:y="12.43cm">
          <text:p text:style-name="P1">Registration Success Email</text:p>
          <text:p text:style-name="P1"><text:span text:style-name="T1">C:registersaveAction</text:span></text:p>
          <text:p text:style-name="P1"><text:span text:style-name="T1">V: register_success_email.html.twig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9.017cm" svg:height="3.81cm" svg:x="6.461cm" svg:y="16.875cm">
          <text:p text:style-name="P1">Activate User</text:p>
          <text:p text:style-name="P1"><text:span text:style-name="T1">C:activate_userAction</text:span></text:p>
          <text:p text:style-name="P1"><text:span text:style-name="T1">V:activate_user.html.twig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9.017cm" svg:height="3.81cm" svg:x="6.969cm" svg:y="22.082cm">
          <text:p text:style-name="P1">Activation Success Page</text:p>
          <text:p text:style-name="P1"><text:span text:style-name="T1">C:register_successAction</text:span></text:p>
          <text:p text:style-name="P1"><text:span text:style-name="T1">V:register_success.html.twig</text:span>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9.144cm" svg:height="2.54cm" svg:x="8.112cm" svg:y="8.112cm">
          <text:p text:style-name="P1">Form submission</text:p>
          <text:p text:style-name="P1"><text:span text:style-name="T1">C:registersaveAction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7.731cm" svg:y1="6.143cm" svg:x2="8.112cm" svg:y2="9.382cm" draw:start-shape="id1" draw:end-shape="id2" svg:d="m7731 6143h-502v3239h883" svg:viewBox="0 0 884 3240">
          <text:p/>
        </draw:connector>
        <draw:connector draw:style-name="gr3" draw:text-style-name="P1" draw:layer="layout" svg:x1="12.684cm" svg:y1="10.652cm" svg:x2="5.572cm" svg:y2="12.43cm" draw:start-shape="id2" draw:end-shape="id3" svg:d="m12684 10652v889h-7112v889" svg:viewBox="0 0 7113 1779">
          <text:p/>
        </draw:connector>
        <draw:connector draw:style-name="gr3" draw:text-style-name="P1" draw:layer="layout" svg:x1="10.017cm" svg:y1="13.89cm" svg:x2="11.287cm" svg:y2="13.89cm" draw:start-shape="id3" draw:end-shape="id4" svg:d="m10017 13890h1270" svg:viewBox="0 0 1271 1">
          <text:p/>
        </draw:connector>
        <draw:connector draw:style-name="gr3" draw:text-style-name="P1" draw:layer="layout" svg:x1="15.732cm" svg:y1="15.351cm" svg:x2="10.969cm" svg:y2="16.875cm" draw:start-shape="id4" draw:end-shape="id5" svg:d="m15732 15351v762h-4763v762" svg:viewBox="0 0 4764 1525">
          <text:p/>
        </draw:connector>
        <draw:connector draw:style-name="gr3" draw:text-style-name="P1" draw:layer="layout" svg:x1="10.969cm" svg:y1="20.685cm" svg:x2="11.477cm" svg:y2="22.082cm" draw:start-shape="id5" draw:end-shape="id6" svg:d="m10969 20685v699h508v698" svg:viewBox="0 0 509 13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 </meta:initial-creator>
    <meta:creation-date>2013-12-21T18:26:31</meta:creation-date>
    <dc:date>2013-12-23T13:03:49</dc:date>
    <dc:creator>ze </dc:creator>
    <meta:editing-duration>PT28M29S</meta:editing-duration>
    <meta:editing-cycles>5</meta:editing-cycles>
    <meta:generator>LibreOffice/3.5$Linux_X86_64 LibreOffice_project/350m1$Build-2</meta:generator>
    <meta:document-statistic meta:object-count="12"/>
  </office:meta>
</office:document-meta>
</file>